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 tym, co może pójść nie tak podczas przygotowania meeta oraz jak go uratować, można spytać się Szóstego albo Spidiego, Skradacza i Wlocza. Ale jeżeli chcecie się dowiedzieć, jak zmienić to w jeden z najlepszych meetów, to z pytaniami tylko do Mk, czyli organizatora Twilightmeeta.</text:p>
      <text:p text:style-name="P1"><text:s/></text:p>
      <text:p text:style-name="P1">Na początku najpierw krótki zapis wydarzeń, które spowodowały, że ostatecznie 13 sierpnia wylądowałem pod Gdańską Oranizacją Turystyczną. 15 lipca, a więc prawie na miesiąc przed meetem, nad Trójmiastem przetacza się potężna ulewa. Drogi zamieniają się w rzeki, budynki zostają zalane itd. Większość z nas miała przyjemność doświadczyć podobnego zjawiska choćby nawet w dużo mniejszej skali, wiec wiecie, jak wygląda miasto po takich meteorologicznych atrakcjach. Pech chciał, że akurat zalało także szkołę, gdzie miał się odbyć Twilightmeet, więc z przyczyn oczywistych nie dało się go w niej przeprowadzić. Wtedy także rozpoczęły się poszukiwania nowego miejsca. Ale tutaj zaczął się problem, bo większość miejsc albo w okresie wakacyjnym jest remontowana, albo są w nich kolonie, albo w ogóle nie najmuje się na okres poza rokiem szkolnym. Ponad 100 odwiedzonych placówek i żadna z nich nie była w stanie przyjąć imprezy w tradycyjnym formacie, czyli before, meet i after. Sprawa była tak poważna, że nawet została przeprowadzona ankieta, czy ludzie wolą meet teraz w okrojonej formie, czy chcą go przełożyć – wygrała opcja numer jeden. Jadąc do Gdańska, wiedziałem tylko, gdzie jest meet oraz że na miejsce noclegu, do którego było ponad 6 km w linii prostej, zawiezie nas autobus.</text:p>
      <text:p text:style-name="P1"><text:s/></text:p>
      <text:p text:style-name="P1">I tak, stojąc w kolejce i patrząc na budynek, wiedziałem, że w środku będzie dość ciasno, ale szczerze mówiąc, nie sądziłem, że aż tak. W środku były trzy sale plus korytarz zamieniony na czwartą. Mimo że wystawcy siedzieli wkomponowani w ścianę, to i tak przez korytarz mogła przejść jedna osoba. Czy to jest zarzut? Skądże. Taki był klimat tej imprezy i mi to wcale nie przeszkadzało. Po udanej akredytacji udałem się najpierw do Sali Planszówek. Tam spędziłem trochę czasu przy kucykowym „Monopoly”, który okazał się bardziej wciągający, niż myślałem. Potem udałem się na prelekcję Sipera o MLPPolska i chyba się na nią spóźniłem. Były już wtedy tylko luźne rozmowy o przyszłości i pomysłach na kolejne projekty. Następnie była prelekcja Wlocza o organizacji fandomu w Polsce. I tu jest gigantyczny zgrzyt, bo prelegent był tak bardzo nieprzygotowany, że prelekcję musiał poprowadzić Skradacz. Więc potraktuję to jakby była jego. A to, co przedstawił prezes Stowarzyszenia Tribrony, było bardzo ciekawe. Pokazał, jak on patrzy na wszystko jako organizator i jakie ma zdanie na wiele kwestii. Osobiście zgadzam się z nim w około 85%. Tych pozostałych 15% nie poruszałem w trakcie prelekcji, bo to mogłoby odbić się na jej poziomie poprzez zamianę całości w dyskusję o jednej sprawie. Potem już nie zachodziłem już do żadnej z sal, a chodziłem i rozmawiałem sobie z ludźmi. O 19 skończył się meet, rozdano pamiątkowe bilety i zaczęło się oczekiwanie na autobus, mający zjawić się o 20.</text:p>
      <text:p text:style-name="P1"><text:s/></text:p>
      <text:p text:style-name="P1">Gdy wybiła magiczna godzina, wyszyliśmy z budynku i zaczęło się wyglądanie, jaki to sprzęt załatwili organizatorzy. Po jakimś czasie z ciemności wyłonił się pojazd, który zaskoczył wszystkich. Był to stary przegubowy Ikarus. W środku były nawet kasowniki robiące dziury, które pamiętam tylko z okresu wczesnego dzieciństwa. Gdy autobus wypełnił się pasażerami, ruszyliśmy najpierw w stronę dworca PKP, gdzie część osób wysiadła, a reszta pojechała na nocleg w Oliwie. Całą zaś drogę najpierw z tuby Smoka, a następnie z kolumn zamontowanych w autobusie leciały kucykowe utwory. Nie wiem, jaki jest stopień wygłuszenia tego pojazdu, ale mam wrażenie, że najpierw było słychać gromki śpiew „Smile, smile, smile!”, a dopiero po dłuższej chwili ukazywało się źródło tego hałasu.</text:p>
      <text:p text:style-name="P1"><text:soft-page-break/><text:s/></text:p>
      <text:p text:style-name="P1">Po tym, jak dotarliśmy na miejsce i została zrobiona szybka grupowa fotografia na tle autobusu, okazało się, że jednak będzie jeszcze jeden mały problem. Miejsce, w którym mieliśmy początkowo spać, okazało się niedostępne. Podobno nocowała tam inna grupa, która nie chciała się podzielić miejscem. Na szczęście organizatorom udało się zdobyć dwa niezbyt duże pomieszczenia do nocowania. W sumie do tej pory zastanawiam się, jakim cudem większość osób udało się zmieścić na tej jednej sali, bo druga została zagospodarowana na nocne rozmowy i karaoke.</text:p>
      <text:p text:style-name="P1"><text:s/></text:p>
      <text:p text:style-name="P1">Mimo że przez zbieg niepomyślnych wypadków musiałem wskakiwać w pierwszy, czyli o 6:00, pociąg, aby dotrzeć szybko do domu, to patrząc przez okno wagonu na panoramę Gdańska okrytą porannymi promieniami, czułem, że to był zdecydowanie najlepszy meet tego lata.</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19:38:18.466000000</dc:date>
    <meta:editing-duration>PT1M30S</meta:editing-duration>
    <meta:document-statistic meta:table-count="0" meta:image-count="0" meta:object-count="0" meta:page-count="2" meta:paragraph-count="12" meta:word-count="717" meta:character-count="4641" meta:non-whitespace-character-count="3923"/>
  </office:meta>
</office:document-meta>
</file>